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rsid="0019d005" officeooo:paragraph-rsid="0023ddbb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rsid="0017f7d1" officeooo:paragraph-rsid="0023ddbb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238bd5" officeooo:paragraph-rsid="0023ddbb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23bf15" officeooo:paragraph-rsid="0023ddbb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24dce8" officeooo:paragraph-rsid="0023ddbb"/>
    </style:style>
    <style:style style:name="P6" style:family="paragraph" style:parent-style-name="Standard">
      <style:paragraph-properties fo:text-align="center" style:justify-single-word="false"/>
      <style:text-properties fo:color="#808080" fo:language="es" fo:country="ES" officeooo:rsid="0017f7d1" officeooo:paragraph-rsid="0023ddbb"/>
    </style:style>
    <style:style style:name="P7" style:family="paragraph" style:parent-style-name="Standard">
      <style:paragraph-properties fo:text-align="start" style:justify-single-word="false"/>
      <style:text-properties fo:color="#808080" fo:language="es" fo:country="ES" officeooo:rsid="0017f7d1" officeooo:paragraph-rsid="0023ddbb"/>
    </style:style>
    <style:style style:name="P8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23ddbb"/>
    </style:style>
    <style:style style:name="P9" style:family="paragraph" style:parent-style-name="Standard">
      <style:paragraph-properties fo:text-align="start" style:justify-single-word="false"/>
      <style:text-properties fo:color="#808080" fo:language="es" fo:country="ES" officeooo:rsid="002b4c53" officeooo:paragraph-rsid="0023ddbb"/>
    </style:style>
    <style:style style:name="P10" style:family="paragraph" style:parent-style-name="Standard">
      <style:paragraph-properties fo:text-align="start" style:justify-single-word="false"/>
      <style:text-properties fo:color="#808080" fo:language="es" fo:country="ES" officeooo:rsid="001ac833" officeooo:paragraph-rsid="0023ddbb"/>
    </style:style>
    <style:style style:name="P11" style:family="paragraph" style:parent-style-name="Standard">
      <style:paragraph-properties fo:text-align="start" style:justify-single-word="false"/>
      <style:text-properties fo:color="#808080" fo:language="es" fo:country="ES" officeooo:rsid="001ce390" officeooo:paragraph-rsid="0023ddbb"/>
    </style:style>
    <style:style style:name="P12" style:family="paragraph" style:parent-style-name="Standard">
      <style:paragraph-properties fo:text-align="start" style:justify-single-word="false"/>
      <style:text-properties fo:color="#808080" fo:language="es" fo:country="ES" officeooo:rsid="002eeba0" officeooo:paragraph-rsid="0023ddbb"/>
    </style:style>
    <style:style style:name="P13" style:family="paragraph" style:parent-style-name="Standard">
      <style:paragraph-properties fo:text-align="start" style:justify-single-word="false"/>
      <style:text-properties fo:color="#808080" fo:language="es" fo:country="ES" officeooo:rsid="001e42ec" officeooo:paragraph-rsid="0023ddbb"/>
    </style:style>
    <style:style style:name="P14" style:family="paragraph" style:parent-style-name="Standard">
      <style:paragraph-properties fo:text-align="start" style:justify-single-word="false"/>
      <style:text-properties fo:color="#808080" fo:language="es" fo:country="ES" officeooo:rsid="001ed8d0" officeooo:paragraph-rsid="0023ddbb"/>
    </style:style>
    <style:style style:name="P15" style:family="paragraph" style:parent-style-name="Standard">
      <style:paragraph-properties fo:text-align="start" style:justify-single-word="false"/>
      <style:text-properties fo:color="#808080" fo:language="es" fo:country="ES" officeooo:rsid="0037de15" officeooo:paragraph-rsid="0023ddbb"/>
    </style:style>
    <style:style style:name="P16" style:family="paragraph" style:parent-style-name="Standard">
      <style:paragraph-properties fo:text-align="start" style:justify-single-word="false"/>
      <style:text-properties fo:color="#000000" fo:language="es" fo:country="ES" fo:font-weight="bold" officeooo:rsid="002b4c53" officeooo:paragraph-rsid="0023ddb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language="es" fo:country="ES" fo:font-weight="bold" officeooo:rsid="0027b5e3" officeooo:paragraph-rsid="0023ddb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language="es" fo:country="ES" officeooo:rsid="0025f043" officeooo:paragraph-rsid="0023ddbb"/>
    </style:style>
    <style:style style:name="P19" style:family="paragraph" style:parent-style-name="Standard">
      <style:paragraph-properties fo:text-align="start" style:justify-single-word="false"/>
      <style:text-properties fo:color="#000000" fo:language="es" fo:country="ES" officeooo:rsid="0027b5e3" officeooo:paragraph-rsid="0023ddbb"/>
    </style:style>
    <style:style style:name="P20" style:family="paragraph" style:parent-style-name="Standard">
      <style:paragraph-properties fo:text-align="start" style:justify-single-word="false"/>
      <style:text-properties fo:color="#000000" fo:language="es" fo:country="ES" officeooo:rsid="0029a427" officeooo:paragraph-rsid="0023ddbb"/>
    </style:style>
    <style:style style:name="P21" style:family="paragraph" style:parent-style-name="Standard">
      <style:paragraph-properties fo:text-align="start" style:justify-single-word="false"/>
      <style:text-properties fo:color="#000000" fo:language="es" fo:country="ES" officeooo:rsid="002ae6c7" officeooo:paragraph-rsid="0023ddbb"/>
    </style:style>
    <style:style style:name="P22" style:family="paragraph" style:parent-style-name="Standard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23" style:family="paragraph" style:parent-style-name="Standard">
      <style:paragraph-properties fo:text-align="start" style:justify-single-word="false"/>
      <style:text-properties fo:color="#000000" fo:language="es" fo:country="ES" officeooo:rsid="002e4634" officeooo:paragraph-rsid="0023ddbb"/>
    </style:style>
    <style:style style:name="P24" style:family="paragraph" style:parent-style-name="Standard">
      <style:paragraph-properties fo:text-align="start" style:justify-single-word="false"/>
      <style:text-properties fo:color="#000000" fo:language="es" fo:country="ES" officeooo:rsid="002eeba0" officeooo:paragraph-rsid="0023ddbb"/>
    </style:style>
    <style:style style:name="P25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23ddbb"/>
    </style:style>
    <style:style style:name="P26" style:family="paragraph" style:parent-style-name="Standard">
      <style:paragraph-properties fo:text-align="start" style:justify-single-word="false"/>
      <style:text-properties fo:color="#000000" fo:language="es" fo:country="ES" officeooo:rsid="0030e7e6" officeooo:paragraph-rsid="0023ddbb"/>
    </style:style>
    <style:style style:name="P27" style:family="paragraph" style:parent-style-name="Standard">
      <style:paragraph-properties fo:text-align="start" style:justify-single-word="false"/>
      <style:text-properties fo:color="#000000" fo:language="es" fo:country="ES" officeooo:rsid="003252a8" officeooo:paragraph-rsid="0023ddbb"/>
    </style:style>
    <style:style style:name="P28" style:family="paragraph" style:parent-style-name="Standard">
      <style:paragraph-properties fo:text-align="start" style:justify-single-word="false"/>
      <style:text-properties fo:color="#000000" fo:language="es" fo:country="ES" officeooo:rsid="0032fe7d" officeooo:paragraph-rsid="0023ddbb"/>
    </style:style>
    <style:style style:name="P29" style:family="paragraph" style:parent-style-name="Standard">
      <style:paragraph-properties fo:text-align="start" style:justify-single-word="false"/>
      <style:text-properties fo:color="#000000" fo:language="es" fo:country="ES" officeooo:rsid="001ed8d0" officeooo:paragraph-rsid="0023ddbb"/>
    </style:style>
    <style:style style:name="P30" style:family="paragraph" style:parent-style-name="Standard">
      <style:paragraph-properties fo:text-align="start" style:justify-single-word="false"/>
      <style:text-properties fo:color="#000000" fo:language="es" fo:country="ES" fo:font-weight="normal" officeooo:rsid="00204bbb" officeooo:paragraph-rsid="0023ddb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language="es" fo:country="ES" officeooo:rsid="00204bbb" officeooo:paragraph-rsid="0023ddbb"/>
    </style:style>
    <style:style style:name="P32" style:family="paragraph" style:parent-style-name="Standard">
      <style:paragraph-properties fo:text-align="start" style:justify-single-word="false"/>
      <style:text-properties fo:color="#000000" fo:language="es" fo:country="ES" officeooo:rsid="0017f7d1" officeooo:paragraph-rsid="0023ddbb"/>
    </style:style>
    <style:style style:name="P33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19d005" officeooo:paragraph-rsid="0023ddbb" style:font-weight-asian="bold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color="#000000" fo:language="es" fo:country="ES" fo:font-weight="bold" officeooo:rsid="0027b5e3" officeooo:paragraph-rsid="0023ddbb" style:font-weight-asian="bold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fo:language="es" fo:country="ES" officeooo:rsid="0025f043" officeooo:paragraph-rsid="0023ddbb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00" fo:language="es" fo:country="ES" officeooo:rsid="002ae6c7" officeooo:paragraph-rsid="0023ddbb"/>
    </style:style>
    <style:style style:name="P37" style:family="paragraph" style:parent-style-name="Standard">
      <style:paragraph-properties fo:text-align="start" style:justify-single-word="false"/>
      <style:text-properties fo:color="#000000" fo:language="es" fo:country="ES" officeooo:rsid="002ae6c7" officeooo:paragraph-rsid="0023ddbb"/>
    </style:style>
    <style:style style:name="P38" style:family="paragraph" style:parent-style-name="Standard" style:list-style-name="L4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39" style:family="paragraph" style:parent-style-name="Standard" style:list-style-name="L5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40" style:family="paragraph" style:parent-style-name="Standard" style:list-style-name="L7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41" style:family="paragraph" style:parent-style-name="Standard" style:list-style-name="L8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42" style:family="paragraph" style:parent-style-name="Standard" style:list-style-name="L5">
      <style:paragraph-properties fo:text-align="start" style:justify-single-word="false"/>
      <style:text-properties fo:color="#000000" fo:language="es" fo:country="ES" officeooo:rsid="002e4634" officeooo:paragraph-rsid="0023ddbb"/>
    </style:style>
    <style:style style:name="P43" style:family="paragraph" style:parent-style-name="Standard" style:list-style-name="L9">
      <style:paragraph-properties fo:text-align="start" style:justify-single-word="false"/>
      <style:text-properties fo:color="#000000" fo:language="es" fo:country="ES" officeooo:rsid="002e4634" officeooo:paragraph-rsid="0023ddbb"/>
    </style:style>
    <style:style style:name="P44" style:family="paragraph" style:parent-style-name="Standard" style:list-style-name="L10">
      <style:paragraph-properties fo:text-align="start" style:justify-single-word="false"/>
      <style:text-properties fo:color="#000000" fo:language="es" fo:country="ES" officeooo:rsid="002e4634" officeooo:paragraph-rsid="0023ddbb"/>
    </style:style>
    <style:style style:name="P45" style:family="paragraph" style:parent-style-name="Standard" style:list-style-name="L12">
      <style:paragraph-properties fo:text-align="start" style:justify-single-word="false"/>
      <style:text-properties fo:color="#000000" fo:language="es" fo:country="ES" officeooo:rsid="002eeba0" officeooo:paragraph-rsid="0023ddbb"/>
    </style:style>
    <style:style style:name="P46" style:family="paragraph" style:parent-style-name="Standard">
      <style:paragraph-properties fo:text-align="start" style:justify-single-word="false"/>
      <style:text-properties fo:color="#000000" fo:language="es" fo:country="ES" officeooo:rsid="002eeba0" officeooo:paragraph-rsid="0023ddbb"/>
    </style:style>
    <style:style style:name="P47" style:family="paragraph" style:parent-style-name="Standard" style:list-style-name="L13">
      <style:paragraph-properties fo:text-align="start" style:justify-single-word="false"/>
      <style:text-properties fo:color="#000000" fo:language="es" fo:country="ES" officeooo:rsid="003031c5" officeooo:paragraph-rsid="0023ddbb"/>
    </style:style>
    <style:style style:name="P48" style:family="paragraph" style:parent-style-name="Standard" style:list-style-name="L15">
      <style:paragraph-properties fo:text-align="start" style:justify-single-word="false"/>
      <style:text-properties fo:color="#000000" fo:language="es" fo:country="ES" officeooo:rsid="0030e7e6" officeooo:paragraph-rsid="0023ddbb"/>
    </style:style>
    <style:style style:name="P49" style:family="paragraph" style:parent-style-name="Standard" style:list-style-name="L15">
      <style:paragraph-properties fo:text-align="start" style:justify-single-word="false"/>
      <style:text-properties fo:color="#000000" fo:language="es" fo:country="ES" officeooo:rsid="003252a8" officeooo:paragraph-rsid="0023ddbb"/>
    </style:style>
    <style:style style:name="P50" style:family="paragraph" style:parent-style-name="Standard" style:list-style-name="L16">
      <style:paragraph-properties fo:text-align="start" style:justify-single-word="false"/>
      <style:text-properties fo:color="#000000" fo:language="es" fo:country="ES" officeooo:rsid="003252a8" officeooo:paragraph-rsid="0023ddbb"/>
    </style:style>
    <style:style style:name="P51" style:family="paragraph" style:parent-style-name="Standard" style:list-style-name="L18">
      <style:paragraph-properties fo:text-align="start" style:justify-single-word="false"/>
      <style:text-properties fo:color="#000000" fo:language="es" fo:country="ES" officeooo:rsid="003252a8" officeooo:paragraph-rsid="0023ddbb"/>
    </style:style>
    <style:style style:name="P52" style:family="paragraph" style:parent-style-name="Standard" style:list-style-name="L13">
      <style:paragraph-properties fo:text-align="start" style:justify-single-word="false"/>
      <style:text-properties fo:color="#000000" fo:language="es" fo:country="ES" officeooo:rsid="0032fe7d" officeooo:paragraph-rsid="0023ddbb"/>
    </style:style>
    <style:style style:name="P53" style:family="paragraph" style:parent-style-name="Standard">
      <style:paragraph-properties fo:text-align="start" style:justify-single-word="false"/>
      <style:text-properties fo:color="#000000" fo:language="es" fo:country="ES" officeooo:rsid="0032fe7d" officeooo:paragraph-rsid="0023ddbb"/>
    </style:style>
    <style:style style:name="P54" style:family="paragraph" style:parent-style-name="Standard" style:list-style-name="L20">
      <style:paragraph-properties fo:text-align="start" style:justify-single-word="false"/>
      <style:text-properties fo:color="#000000" fo:language="es" fo:country="ES" fo:font-weight="normal" officeooo:rsid="00204bbb" officeooo:paragraph-rsid="0023ddb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language="es" fo:country="ES" officeooo:rsid="0027b5e3" officeooo:paragraph-rsid="0023ddbb"/>
    </style:style>
    <style:style style:name="P56" style:family="paragraph" style:parent-style-name="Standard">
      <style:paragraph-properties fo:text-align="start" style:justify-single-word="false"/>
      <style:text-properties fo:color="#000000" fo:language="es" fo:country="ES" fo:font-weight="bold" officeooo:rsid="002d5022" officeooo:paragraph-rsid="0023ddbb" style:font-weight-asian="bold" style:font-weight-complex="bold"/>
    </style:style>
    <style:style style:name="P57" style:family="paragraph" style:parent-style-name="Standard" style:list-style-name="L2">
      <style:paragraph-properties fo:text-align="start" style:justify-single-word="false"/>
      <style:text-properties fo:color="#808080" fo:language="es" fo:country="ES" officeooo:rsid="0019d005" officeooo:paragraph-rsid="0023ddbb"/>
    </style:style>
    <style:style style:name="P58" style:family="paragraph" style:parent-style-name="Standard" style:list-style-name="L3">
      <style:paragraph-properties fo:text-align="start" style:justify-single-word="false"/>
      <style:text-properties fo:color="#808080" fo:language="es" fo:country="ES" officeooo:rsid="001ac833" officeooo:paragraph-rsid="0023ddbb"/>
    </style:style>
    <style:style style:name="P59" style:family="paragraph" style:parent-style-name="Standard" style:list-style-name="L6">
      <style:paragraph-properties fo:text-align="start" style:justify-single-word="false"/>
      <style:text-properties fo:color="#808080" fo:language="es" fo:country="ES" officeooo:rsid="001ac833" officeooo:paragraph-rsid="0023ddbb"/>
    </style:style>
    <style:style style:name="P60" style:family="paragraph" style:parent-style-name="Standard">
      <style:paragraph-properties fo:text-align="start" style:justify-single-word="false"/>
      <style:text-properties fo:color="#808080" fo:language="es" fo:country="ES" officeooo:rsid="001ac833" officeooo:paragraph-rsid="0023ddbb"/>
    </style:style>
    <style:style style:name="P61" style:family="paragraph" style:parent-style-name="Standard" style:list-style-name="L3">
      <style:paragraph-properties fo:text-align="start" style:justify-single-word="false"/>
      <style:text-properties fo:color="#808080" fo:language="es" fo:country="ES" officeooo:rsid="001c216d" officeooo:paragraph-rsid="0023ddbb"/>
    </style:style>
    <style:style style:name="P62" style:family="paragraph" style:parent-style-name="Standard" style:list-style-name="L11">
      <style:paragraph-properties fo:text-align="start" style:justify-single-word="false"/>
      <style:text-properties fo:color="#808080" fo:language="es" fo:country="ES" officeooo:rsid="001ce390" officeooo:paragraph-rsid="0023ddbb"/>
    </style:style>
    <style:style style:name="P63" style:family="paragraph" style:parent-style-name="Standard" style:list-style-name="L14">
      <style:paragraph-properties fo:text-align="start" style:justify-single-word="false"/>
      <style:text-properties fo:color="#808080" fo:language="es" fo:country="ES" officeooo:rsid="0030e7e6" officeooo:paragraph-rsid="0023ddbb"/>
    </style:style>
    <style:style style:name="P64" style:family="paragraph" style:parent-style-name="Standard" style:list-style-name="L17">
      <style:paragraph-properties fo:text-align="start" style:justify-single-word="false"/>
      <style:text-properties fo:color="#808080" fo:language="es" fo:country="ES" officeooo:rsid="001e42ec" officeooo:paragraph-rsid="0023ddbb"/>
    </style:style>
    <style:style style:name="P65" style:family="paragraph" style:parent-style-name="Standard" style:list-style-name="L19">
      <style:paragraph-properties fo:text-align="start" style:justify-single-word="false"/>
      <style:text-properties fo:color="#808080" fo:language="es" fo:country="ES" officeooo:rsid="001e42ec" officeooo:paragraph-rsid="0023ddbb"/>
    </style:style>
    <style:style style:name="P66" style:family="paragraph" style:parent-style-name="Standard" style:list-style-name="L7">
      <style:paragraph-properties fo:text-align="start" style:justify-single-word="false"/>
      <style:text-properties fo:language="es" fo:country="ES" officeooo:rsid="001ac833" officeooo:paragraph-rsid="0023ddbb"/>
    </style:style>
    <style:style style:name="P67" style:family="paragraph" style:parent-style-name="Standard" style:list-style-name="L21">
      <style:paragraph-properties fo:text-align="start" style:justify-single-word="false"/>
      <style:text-properties fo:language="es" fo:country="ES" officeooo:rsid="00238bd5" officeooo:paragraph-rsid="0023ddbb"/>
    </style:style>
    <style:style style:name="P68" style:family="paragraph" style:parent-style-name="Standard" style:list-style-name="L22">
      <style:paragraph-properties fo:text-align="start" style:justify-single-word="false"/>
      <style:text-properties fo:language="es" fo:country="ES" officeooo:rsid="0023bf15" officeooo:paragraph-rsid="0023ddbb"/>
    </style:style>
    <style:style style:name="P69" style:family="paragraph" style:parent-style-name="Standard" style:list-style-name="L23">
      <style:paragraph-properties fo:text-align="start" style:justify-single-word="false"/>
      <style:text-properties fo:language="es" fo:country="ES" officeooo:rsid="0023bf15" officeooo:paragraph-rsid="0023ddbb"/>
    </style:style>
    <style:style style:name="T1" style:family="text">
      <style:text-properties officeooo:rsid="001919dc"/>
    </style:style>
    <style:style style:name="T2" style:family="text">
      <style:text-properties officeooo:rsid="001c216d"/>
    </style:style>
    <style:style style:name="T3" style:family="text">
      <style:text-properties officeooo:rsid="001ed8d0"/>
    </style:style>
    <style:style style:name="T4" style:family="text">
      <style:text-properties officeooo:rsid="0023bf15"/>
    </style:style>
    <style:style style:name="T5" style:family="text">
      <style:text-properties officeooo:rsid="0024dce8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32fe7d" fo:background-color="transparent" loext:char-shading-value="0"/>
    </style:style>
    <style:style style:name="T8" style:family="text">
      <style:text-properties officeooo:rsid="0032fe7d" fo:background-color="transparent" loext:char-shading-value="0"/>
    </style:style>
    <style:style style:name="T9" style:family="text">
      <style:text-properties officeooo:rsid="002d5022"/>
    </style:style>
    <style:style style:name="T10" style:family="text">
      <style:text-properties officeooo:rsid="0027b5e3"/>
    </style:style>
    <style:style style:name="T11" style:family="text">
      <style:text-properties officeooo:rsid="0029a427"/>
    </style:style>
    <style:style style:name="T12" style:family="text">
      <style:text-properties officeooo:rsid="002ae6c7"/>
    </style:style>
    <style:style style:name="T13" style:family="text">
      <style:text-properties officeooo:rsid="002b4c53"/>
    </style:style>
    <style:style style:name="T14" style:family="text">
      <style:text-properties officeooo:rsid="002eeba0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officeooo:rsid="002d5022" style:font-weight-asian="bold" style:font-weight-complex="bold"/>
    </style:style>
    <style:style style:name="T17" style:family="text">
      <style:text-properties officeooo:rsid="003031c5"/>
    </style:style>
    <style:style style:name="T18" style:family="text">
      <style:text-properties officeooo:rsid="0030e7e6"/>
    </style:style>
    <style:style style:name="T19" style:family="text">
      <style:text-properties officeooo:rsid="0022f19d"/>
    </style:style>
    <style:style style:name="T20" style:family="text">
      <style:text-properties officeooo:rsid="0034ac38"/>
    </style:style>
    <style:style style:name="T21" style:family="text">
      <style:text-properties officeooo:rsid="00328a1f"/>
    </style:style>
    <style:style style:name="T22" style:family="text">
      <style:text-properties officeooo:rsid="0032fe7d" fo:background-color="#ffff00" loext:char-shading-value="0"/>
    </style:style>
    <style:style style:name="T23" style:family="text">
      <style:text-properties officeooo:rsid="0032fe7d"/>
    </style:style>
    <style:style style:name="T24" style:family="text">
      <style:text-properties officeooo:rsid="0037de15"/>
    </style:style>
    <style:style style:name="T25" style:family="text">
      <style:text-properties officeooo:rsid="00332cc1"/>
    </style:style>
    <style:style style:name="T26" style:family="text">
      <style:text-properties officeooo:rsid="00236fbe"/>
    </style:style>
    <style:style style:name="T27" style:family="text">
      <style:text-properties officeooo:rsid="0026e8c7"/>
    </style:style>
    <style:style style:name="T2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S FUNCIONAL <text:span text:style-name="T1">PLATAFORMA WEB DE SITIOS COWORKING</text:span></text:p>
      <text:p text:style-name="P2"/>
      <text:p text:style-name="P2"/>
      <text:p text:style-name="P33">Descripcion <text:span text:style-name="T5">del Proyecto</text:span>:</text:p>
      <text:p text:style-name="P1"/>
      <text:p text:style-name="P5">Crear una plataforma web que permita conectar los diferentes centros de Coworking (con sus servicios, salas y capacidad) de manera que los usuarios puedan consultar la disponibilidad de estos y, en el caso de registrarse, poder reservar una sala o espacio de trabajo.</text:p>
      <text:p text:style-name="P8"/>
      <text:p text:style-name="P16">Roles:</text:p>
      <text:p text:style-name="P9"/>
      <text:p text:style-name="P18">Se contemplan 3 roles a la hora de utilizar este servicio, <text:span text:style-name="T9">cada uno con diferentes funcionalidades</text:span>:</text:p>
      <text:p text:style-name="P18"/>
      <text:list xml:id="list2817023573" text:style-name="L1">
        <text:list-item>
          <text:p text:style-name="P35">Usuario anónimo: Un usuario que podrá visualizar la landing page y que podrá realizar busquedas de centros y salas dentro de la página.</text:p>
        </text:list-item>
        <text:list-item>
          <text:p text:style-name="P35">Usuario registrado: A este tipo de usuario se le añade la capacidad de realizar y gestionar sus reservas. A su vez cuenta con la posibilidad de puntuar dichas reservas para generar una tabla de puntuación de centros</text:p>
        </text:list-item>
        <text:list-item>
          <text:p text:style-name="P35">Administrador: Este usuario es capaz de crear centros de Coworking, gestionar las salas que integran el mismo y sus reservas. A su vez cuenta con la posibilidad de puntuar a los usuarios <text:span text:style-name="T10">que utilizaron sus instalaciones</text:span></text:p>
        </text:list-item>
      </text:list>
      <text:p text:style-name="P18"/>
      <text:p text:style-name="P17"/>
      <text:p text:style-name="P34"><text:span text:style-name="T9">U</text:span><text:span text:style-name="T11">suario anónimo:</text:span></text:p>
      <text:p text:style-name="P19"/>
      <text:p text:style-name="P20">El usuario anónimo es el rol por defecto. <text:span text:style-name="T9">Lo</text:span>s dos roles restantes (usuario registrado y administrador) heredan <text:span text:style-name="T9">sus funcionalidades y características</text:span>.</text:p>
      <text:p text:style-name="P19"/>
      <text:p text:style-name="P20">Al ingresar a la landing page la plataforma permitirá <text:span text:style-name="T12">de forma cómoda </text:span>realizar búsquedas de salas ó acceder a la gestión de centros.</text:p>
      <text:p text:style-name="P20"/>
      <text:p text:style-name="P21">Si desea realizar búsqueda de salas y/o espacios puede realizarse en base a diferentes criterios, que pueden combinarse si el usuario lo desea:</text:p>
      <text:list xml:id="list549577523" text:style-name="L4">
        <text:list-item>
          <text:p text:style-name="P36">nombre de centro ó localidad</text:p>
        </text:list-item>
        <text:list-item>
          <text:p text:style-name="P36">tipo de espacio</text:p>
        </text:list-item>
        <text:list-item>
          <text:p text:style-name="P38">capacidad</text:p>
        </text:list-item>
        <text:list-item>
          <text:p text:style-name="P36">fechas</text:p>
        </text:list-item>
      </text:list>
      <text:p text:style-name="P21"/>
      <text:p text:style-name="P21">U<text:span text:style-name="T13">na vez ejecutada</text:span> la búsqueda el usuario accede a un<text:span text:style-name="T13">a nueva página con el</text:span> listado de salas de todos los centros que satisfagan su consulta. <text:span text:style-name="T13">Esta tabla mostrará como resumen la siguiente información:</text:span></text:p>
      <text:list xml:id="list1184917017" text:style-name="L5">
        <text:list-item>
          <text:p text:style-name="P39">nombre sala y centro</text:p>
        </text:list-item>
        <text:list-item>
          <text:p text:style-name="P42">foto principal de sala</text:p>
        </text:list-item>
        <text:list-item>
          <text:p text:style-name="P39">precio</text:p>
        </text:list-item>
        <text:list-item>
          <text:p text:style-name="P39">puntuación</text:p>
        </text:list-item>
        <text:list-item>
          <text:p text:style-name="P39">capacidad máxima</text:p>
        </text:list-item>
      </text:list>
      <text:p text:style-name="P10"/>
      <text:p text:style-name="P22">Esta página a su vez permite mejorar los elementos filtrados mediante:</text:p>
      <text:list xml:id="list2190876030" text:style-name="L7">
        <text:list-item>
          <text:p text:style-name="P40">rango de precios</text:p>
        </text:list-item>
        <text:list-item>
          <text:p text:style-name="P66">puntuacion</text:p>
        </text:list-item>
        <text:list-item>
          <text:p text:style-name="P66">localida<text:span text:style-name="T13">d</text:span></text:p>
        </text:list-item>
        <text:list-item>
          <text:p text:style-name="P40">servicios generales</text:p>
        </text:list-item>
        <text:list-item>
          <text:p text:style-name="P40">servicios extras</text:p>
        </text:list-item>
      </text:list>
      <text:p text:style-name="P20"/>
      <text:p text:style-name="P22">El listado mostrado podrá ordenarse por los siguientes criterios:</text:p>
      <text:list xml:id="list2960519605" text:style-name="L8">
        <text:list-item>
          <text:p text:style-name="P41">puntuación (orden por defecto)</text:p>
        </text:list-item>
        <text:list-item>
          <text:p text:style-name="P41">precio</text:p>
        </text:list-item>
      </text:list>
      <text:p text:style-name="P19"/>
      <text:p text:style-name="P23">Eligiendo un espacio en particular podremos acceder a una página donde se detalla las características del mismo. En la misma encontraremos:</text:p>
      <text:list xml:id="list1190901857" text:style-name="L9">
        <text:list-item>
          <text:p text:style-name="P43">Nombre del espacio, centro al que pertenece y localidad</text:p>
        </text:list-item>
        <text:list-item>
          <text:p text:style-name="P43">Descripción del espacio</text:p>
        </text:list-item>
        <text:list-item>
          <text:p text:style-name="P43">Puntuación promedio</text:p>
        </text:list-item>
        <text:list-item>
          <text:p text:style-name="P43">Precio</text:p>
        </text:list-item>
        <text:list-item>
          <text:p text:style-name="P43">Imagenes del mismo</text:p>
        </text:list-item>
        <text:list-item>
          <text:p text:style-name="P43">Imágenes del centro</text:p>
        </text:list-item>
      </text:list>
      <text:p text:style-name="P23"/>
      <text:p text:style-name="P23">Dentr<text:span text:style-name="T14">o </text:span>de este espacio y habiendo determinado las fechas de uso el usuario anónimo podrá continuar a la reserva de la misma. En ese momento se le pedirá que acceda con su nombre de usuario y contraseña o bien acceda a registrarse como usuario de la página. </text:p>
      <text:p text:style-name="P19"/>
      <text:p text:style-name="P23">Volviendo a la landing page el usuario anónimo podrá registrarse como administrador de espacios. Esto lo dirigirá a un formulario.</text:p>
      <text:p text:style-name="P19"/>
      <text:p text:style-name="P23">Tanto la landing page como cualquier otra página dentro de la plataforma tendrá un encabezado y un pie.</text:p>
      <text:p text:style-name="P23"><text:soft-page-break/>El encabezado contendrá el logo de “EMPRESAXXX”, un botón de registro, un botón de acceso como administrador y un botón de logín como usuario. A su vez contará con otro grupo de hipervínculos a:</text:p>
      <text:list xml:id="list2148740801" text:style-name="L10">
        <text:list-item>
          <text:p text:style-name="P44">blog</text:p>
        </text:list-item>
        <text:list-item>
          <text:p text:style-name="P44">+ información</text:p>
        </text:list-item>
        <text:list-item>
          <text:p text:style-name="P44">lorem ipsum</text:p>
        </text:list-item>
      </text:list>
      <text:p text:style-name="P11"/>
      <text:p text:style-name="P24">El footer contará con hipervínculos hacia.</text:p>
      <text:list xml:id="list3378132637" text:style-name="L12">
        <text:list-item>
          <text:p text:style-name="P45">Terminos de uso</text:p>
        </text:list-item>
        <text:list-item>
          <text:p text:style-name="P45">cookies y política de privacidad</text:p>
        </text:list-item>
        <text:list-item>
          <text:p text:style-name="P45">mapa del sitio</text:p>
        </text:list-item>
        <text:list-item>
          <text:p text:style-name="P45">blog</text:p>
        </text:list-item>
      </text:list>
      <text:p text:style-name="P56"/>
      <text:p text:style-name="P12"><text:span text:style-name="T16">U</text:span><text:span text:style-name="T15">suario registrado:</text:span></text:p>
      <text:p text:style-name="P13"/>
      <text:p text:style-name="P24"><text:span text:style-name="T17">La identifiación como</text:span> usuario registrado se realiza mediante el botón de login del encabezado o bien a la hora de que un visitante desee realizar una reserva. Este usuario hereda todas las funcionalidades y características del usuario anónimo, pero tiene una serie de funcionalidades extra.</text:p>
      <text:p text:style-name="P24"/>
      <text:p text:style-name="P25">Si un usuario anónimo desea registrarse deberá completar la siguiente información para darse de alta:</text:p>
      <text:list xml:id="list2658424484" text:style-name="L13">
        <text:list-item>
          <text:p text:style-name="P47">Nombre</text:p>
        </text:list-item>
        <text:list-item>
          <text:p text:style-name="P47">Apellidos</text:p>
        </text:list-item>
        <text:list-item>
          <text:p text:style-name="P47">Nombre de usuario (opcional)</text:p>
        </text:list-item>
        <text:list-item>
          <text:p text:style-name="P47">Email</text:p>
        </text:list-item>
        <text:list-item>
          <text:p text:style-name="P47">Contraseña</text:p>
        </text:list-item>
        <text:list-item>
          <text:p text:style-name="P47">Foto (opcional)</text:p>
        </text:list-item>
        <text:list-item>
          <text:p text:style-name="P47">Bio (opcional)</text:p>
        </text:list-item>
      </text:list>
      <text:p text:style-name="P25"/>
      <text:p text:style-name="P25">Al identificarse como un usuario registrado en el encabezado se cambian la opción de registrarse y acceder como administrador, por un hipervínculo con su foto y la opción de desloguearse.</text:p>
      <text:p text:style-name="P25"/>
      <text:p text:style-name="P25">Si presiona el hipervínculo que identifica al usuario mediante su foto, accederá a la gestión de los datos de su perfil, donde podrá revisar y cambiar los datos de registro (excepto su dirección de correo que será inmutable).</text:p>
      <text:p text:style-name="P24"/>
      <text:p text:style-name="P23"><text:span text:style-name="T17">Si el usuario registrado ha buscado una sala particular </text:span>y habiendo determinado las fechas de uso podrá <text:span text:style-name="T14">realizar una reserva</text:span>. En ese momento <text:span text:style-name="T14">se accede a una página donde tiene que confirmar los datos de la reserva y elegir si va a abonar dicha reserva en el momento o la misma queda pendiente. </text:span></text:p>
      <text:p text:style-name="P24"/>
      <text:p text:style-name="P26">En el encabezado también se agregar un hipervínculo específico llamado “MI COWORKING”. Ingresando al mismo el usuario accederá a un listado de todas las reservas que haya realizado con la siguiente información:</text:p>
      <text:list xml:id="list4090262798" text:style-name="L15">
        <text:list-item>
          <text:p text:style-name="P48">Nombre y espacio de la reserva.</text:p>
        </text:list-item>
        <text:list-item>
          <text:p text:style-name="P48">Fecha de reserva.</text:p>
        </text:list-item>
        <text:list-item>
          <text:p text:style-name="P48">Estado de la reserva ( reservado / en curso / finalizado).</text:p>
        </text:list-item>
        <text:list-item>
          <text:p text:style-name="P48">Si el espacio se encuentra limpio.</text:p>
        </text:list-item>
        <text:list-item>
          <text:p text:style-name="P48">Estado del pago ( pago / no pago).</text:p>
        </text:list-item>
        <text:list-item>
          <text:p text:style-name="P48">Estado de la última incidencia reportada (pendiente / resuelto)</text:p>
        </text:list-item>
        <text:list-item>
          <text:p text:style-name="P49">Hipervíncula a la sección de incidencias de la reserva</text:p>
        </text:list-item>
      </text:list>
      <text:p text:style-name="P27"/>
      <text:p text:style-name="P27">Este listado de reservas se ordenará por dos categorías:</text:p>
      <text:list xml:id="list1619140988" text:style-name="L16">
        <text:list-item>
          <text:p text:style-name="P50"><text:soft-page-break/>Estado de reserva (las reservas en curso aparecerán primero)</text:p>
        </text:list-item>
        <text:list-item>
          <text:p text:style-name="P50">Fecha de inicio de reserva.</text:p>
        </text:list-item>
      </text:list>
      <text:p text:style-name="P26"/>
      <text:p text:style-name="P26">En el caso de que el estado de pago sea No pago, aparecerá un botón que nos llevará a la información de dicha reserva y nos permitirá abonar la misma tanto con una tarjeta bancaria nueva como con tarjetas utilizadas en reservas anteriores.</text:p>
      <text:p text:style-name="P13"/>
      <text:p text:style-name="P27">En el caso de acceder a la sección de incidencias de una reserva (habilitad<text:span text:style-name="T20">a</text:span> mientras las reservas se encuentran “en curso”) podremos ver <text:s/>el historial con todas las incidencias que el usuario ha reportado.</text:p>
      <text:p text:style-name="P27"/>
      <text:p text:style-name="P27">Este listado de incidencias tendrá <text:s/>la siguiente información:</text:p>
      <text:list xml:id="list858351100" text:style-name="L18">
        <text:list-item>
          <text:p text:style-name="P51">Fecha</text:p>
        </text:list-item>
        <text:list-item>
          <text:p text:style-name="P51">Categoría de incidencia</text:p>
        </text:list-item>
        <text:list-item>
          <text:p text:style-name="P51">Descripción de incidencia</text:p>
        </text:list-item>
        <text:list-item>
          <text:p text:style-name="P51">Estado de la incidencia</text:p>
        </text:list-item>
      </text:list>
      <text:p text:style-name="P27"/>
      <text:p text:style-name="P27"><text:span text:style-name="T21">Al principio</text:span> del listado de incidencias el usuario tendrá un boton para reportar una nueva incidencia donde podrá elegir la categoría de la incidencia y realizar una descripción de la misma. En el caso que el usuario acepte reportar esta, será incluida en la lista de incidencias de la reserva.</text:p>
      <text:p text:style-name="P27"/>
      <text:p text:style-name="P27">Al finalzar la reserva tanto al usuario como al administrador se les habilitará la opción de puntuarse <text:span text:style-name="T21">y escribir un comentario sobre la otra persona / espacio. </text:span><text:span text:style-name="T8">Este espacio queda pendiente hasta que el usuario lo complete.</text:span></text:p>
      <text:p text:style-name="P27"/>
      <text:p text:style-name="P28"><text:span text:style-name="T28">Usuario administrador</text:span></text:p>
      <text:p text:style-name="P28"/>
      <text:p text:style-name="P24"><text:span text:style-name="T17">La identifiación como</text:span> usuario registrado se realiza mediante el botón de login del encabezado o bien <text:span text:style-name="T23">en la landing page</text:span>. Este usuario hereda todas las funcionalidades y características del usuario anónimo, pero tiene una serie de funcionalidades extra.</text:p>
      <text:p text:style-name="P24"/>
      <text:p text:style-name="P25">Si un usuario anónimo desea registrarse deberá completar la siguiente información para darse de alta:</text:p>
      <text:list xml:id="list104022841833525" text:continue-list="list2658424484" text:style-name="L13">
        <text:list-item>
          <text:p text:style-name="P47">Nombre </text:p>
        </text:list-item>
        <text:list-item>
          <text:p text:style-name="P47">Apellidos</text:p>
        </text:list-item>
        <text:list-item>
          <text:p text:style-name="P52">Nombre empresa</text:p>
        </text:list-item>
        <text:list-item>
          <text:p text:style-name="P52">Nombre fantasía (opcional)</text:p>
        </text:list-item>
        <text:list-item>
          <text:p text:style-name="P52">CIF / NIF</text:p>
        </text:list-item>
        <text:list-item>
          <text:p text:style-name="P52">Dirección (dirección, localidad, codigo postal, pais)</text:p>
        </text:list-item>
        <text:list-item>
          <text:p text:style-name="P47">Email</text:p>
        </text:list-item>
        <text:list-item>
          <text:p text:style-name="P47">Contraseña</text:p>
        </text:list-item>
        <text:list-item>
          <text:p text:style-name="P52">Cuen<text:span text:style-name="T24">t</text:span>a Corriente</text:p>
        </text:list-item>
        <text:list-item>
          <text:p text:style-name="P47">Foto (opcional)</text:p>
        </text:list-item>
      </text:list>
      <text:p text:style-name="P25"/>
      <text:p text:style-name="P25">Al identificarse como <text:span text:style-name="T25">administrador</text:span> en el encabezado se cambian la opción de registrarse y acceder como administrador, por un hipervínculo con su foto y la opción de desloguearse. <text:span text:style-name="T25">A su vez e</text:span><text:span text:style-name="T18">n el encabezado también se agregar un hipervínculo específico llamado “MI</text:span><text:span text:style-name="T25">S CENTROS</text:span><text:span text:style-name="T18">”. </text:span></text:p>
      <text:p text:style-name="P25"/>
      <text:p text:style-name="P29"><text:span text:style-name="T25">Tanto c</text:span>uando un usuario ingresa como administrador <text:span text:style-name="T25">como si accede mediante “mis centros” el usuario accede a un área</text:span> con informaci<text:span text:style-name="T26">ó</text:span>n general de sus <text:span text:style-name="T27">centros</text:span>. </text:p>
      <text:p text:style-name="P14"/>
      <text:p text:style-name="P30">En la misma se tiene un resumen con cada espacio <text:span text:style-name="T24">creado y</text:span> la siguiente información:</text:p>
      <text:list xml:id="list1889265926" text:style-name="L20">
        <text:list-item>
          <text:p text:style-name="P54"><text:soft-page-break/>fechas de reserva (en un calendario)</text:p>
        </text:list-item>
        <text:list-item>
          <text:p text:style-name="P54">limpieza pendiente / realizada</text:p>
        </text:list-item>
        <text:list-item>
          <text:p text:style-name="P54">link a incidencias (si está reportada)</text:p>
        </text:list-item>
      </text:list>
      <text:p text:style-name="P15"/>
      <text:p text:style-name="P31">Al ingresar en cada espacio se obtiene un detalle de cada reserva, fechas <text:span text:style-name="T25">e</text:span> incidencias ordenadas de mas reciente a antigua y los servicios que tiene cada espacio. </text:p>
      <text:p text:style-name="P31"/>
      <text:p text:style-name="P31"><text:span text:style-name="T25">A su vez </text:span>podremos ingresar a la gestion de incidencias para responder a la incidencia abierta por un usuario, donde se puede finalizarla y dejar un comentario de la subsanación.</text:p>
      <text:p text:style-name="P31"/>
      <text:p text:style-name="P3">A su vez contará con un acceso para la gestión y creación de espacios y centros. En dicho lugar podrá crear y/o modificar centros, completando la siguiente información:</text:p>
      <text:list xml:id="list3137690182" text:style-name="L21">
        <text:list-item>
          <text:p text:style-name="P67">Nombre</text:p>
        </text:list-item>
        <text:list-item>
          <text:p text:style-name="P67">Nombre fiscal</text:p>
        </text:list-item>
        <text:list-item>
          <text:p text:style-name="P67">Dirección</text:p>
        </text:list-item>
        <text:list-item>
          <text:p text:style-name="P67">Localidad</text:p>
        </text:list-item>
        <text:list-item>
          <text:p text:style-name="P67">CP</text:p>
        </text:list-item>
        <text:list-item>
          <text:p text:style-name="P67">IBAB</text:p>
        </text:list-item>
        <text:list-item>
          <text:p text:style-name="P67">teléfono</text:p>
        </text:list-item>
        <text:list-item>
          <text:p text:style-name="P67">email</text:p>
        </text:list-item>
        <text:list-item>
          <text:p text:style-name="P67">descripción</text:p>
        </text:list-item>
      </text:list>
      <text:p text:style-name="P3"/>
      <text:p text:style-name="P3">También podrá cargar un conjunto de imágenes del centro, las cuales serán mostradas en conjunto con las imágenes de los espacios cuando se realizen búsquedas de lugares de coworking.</text:p>
      <text:p text:style-name="P3"/>
      <text:p text:style-name="P3">A su vez el administrador podŕa optar por informar el equipamiento y facilidades que el centro posee para que los usuarios tengan conocimientos de los mismos.</text:p>
      <text:p text:style-name="P3"/>
      <text:p text:style-name="P3">Dentro de cada centro creado el usuario tendŕa la posibilidad de <text:span text:style-name="T4">crear y/o gestionar los espacios de dicho centro y son los que el usuario reservará. En la misma se podrá ingresar la siguiente información:</text:span></text:p>
      <text:list xml:id="list3951884205" text:style-name="L22">
        <text:list-item>
          <text:p text:style-name="P68">Precio</text:p>
        </text:list-item>
        <text:list-item>
          <text:p text:style-name="P68">Reserva Mínima (días)</text:p>
        </text:list-item>
        <text:list-item>
          <text:p text:style-name="P68">Capacidad máxima</text:p>
        </text:list-item>
        <text:list-item>
          <text:p text:style-name="P68">Tipo de espacio</text:p>
        </text:list-item>
        <text:list-item>
          <text:p text:style-name="P68">Descripción</text:p>
        </text:list-item>
      </text:list>
      <text:p text:style-name="P4"/>
      <text:p text:style-name="P4">El espacio contará con la posibilidad de habilitar o deshabilitar la visibilidad de dicho espacio, por si el administrador desea esconder durante un tiempo dicho anuncio.</text:p>
      <text:p text:style-name="P4"/>
      <text:p text:style-name="P3">También podrá cargar un conjunto de imágenes del <text:span text:style-name="T4">espacio a publicar</text:span>, las cuales serán mostradas en</text:p>
      <text:p text:style-name="P3">cuando se realizen búsquedas de lugares de coworking.</text:p>
      <text:p text:style-name="P3"/>
      <text:p text:style-name="P4">El administrador también tiene la posibilidad de agregar servicios particulares que dispondrá el espacio. Estos servicios pueden ser:</text:p>
      <text:list xml:id="list1638036377" text:style-name="L23">
        <text:list-item>
          <text:p text:style-name="P69">Ya incluidos en el espacio (gratuito)</text:p>
        </text:list-item>
        <text:list-item>
          <text:p text:style-name="P69">Opcionales</text:p>
        </text:list-item>
      </text:list>
      <text:p text:style-name="P32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39:00.108413756</meta:creation-date>
    <dc:date>2021-06-01T10:40:21.513245314</dc:date>
    <meta:editing-duration>PT41M1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6" meta:paragraph-count="128" meta:word-count="1521" meta:character-count="9002" meta:non-whitespace-character-count="7682"/>
  </office:meta>
</office:document-meta>
</file>